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, sans-serif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000000" style:font-name="Calibri1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sans-serif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9130421442612634" text:style-name="Outline">
        <text:list-item>
          <text:h text:style-name="P4" text:outline-level="1">Storag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2-01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span text:style-name="T3">How to access Internal Storage of Android in Flutter</text:span> </text:p>
      <text:p text:style-name="P3"><text:span text:style-name="T4">Use getExternalStorageDirectory to get the external Directory on Android and getApplicationDocumentsDirectory to get the documents Directory on Android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, sans-serif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22T08:52:03.52</meta:creation-date>
    <meta:editing-duration>PT2M5S</meta:editing-duration>
    <meta:generator>OpenOffice/4.1.6$Win32 OpenOffice.org_project/416m1$Build-9790</meta:generator>
    <meta:initial-creator>Máximo Meza</meta:initial-creator>
    <dc:date>2019-01-22T08:54:06.43</dc:date>
    <dc:creator>Máximo Meza</dc:creator>
    <meta:document-statistic meta:table-count="0" meta:image-count="0" meta:object-count="0" meta:page-count="2" meta:paragraph-count="11" meta:word-count="42" meta:character-count="3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